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" fo:font-size="12pt" fo:font-weight="normal" officeooo:rsid="00166d09" officeooo:paragraph-rsid="00195567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195567" officeooo:paragraph-rsid="0019556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weight="bold" officeooo:rsid="00195567" officeooo:paragraph-rsid="00195567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style:font-name="Nimbus Sans" fo:font-size="12pt" fo:font-weight="normal" officeooo:rsid="00195567" officeooo:paragraph-rsid="00195567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imbus Sans" fo:font-size="12pt" fo:font-weight="normal" officeooo:rsid="000e930a" officeooo:paragraph-rsid="001a289a" style:font-size-asian="10.5pt" style:font-weight-asian="normal" style:font-size-complex="12pt" style:font-weight-complex="normal"/>
    </style:style>
    <style:style style:name="T1" style:family="text">
      <style:text-properties officeooo:rsid="00195567"/>
    </style:style>
    <style:style style:name="T2" style:family="text">
      <style:text-properties officeooo:rsid="001a28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uick Pickled Onions</text:p>
      <text:p text:style-name="P1"/>
      <text:p text:style-name="P6"><text:span text:style-name="T1"><text:tab/>1 med</text:span>.<text:tab/><text:span text:style-name="T1">Red onion, slice</text:span><text:span text:style-name="T2">d</text:span><text:span text:style-name="T1">.</text:span></text:p>
      <text:p text:style-name="P3"><text:tab/>½ t.<text:tab/><text:tab/>Salt.</text:p>
      <text:p text:style-name="P3"><text:tab/>½ t.<text:tab/><text:tab/>Sugar.</text:p>
      <text:p text:style-name="P3"><text:tab/>¾ c.<text:tab/><text:tab/>Rice vinegar.</text:p>
      <text:p text:style-name="P3"><text:tab/>5 <text:tab/><text:tab/>Allspice berries.</text:p>
      <text:p text:style-name="P3"><text:tab/>5<text:tab/><text:tab/>Black peppercorns.</text:p>
      <text:p text:style-name="P3"/>
      <text:list xml:id="list1617296824" text:style-name="L1">
        <text:list-item>
          <text:p text:style-name="P5">Boil 2 cups of water and pour over onion slices. (NOTE: This helps get rid of the sharpness of the onion)</text:p>
        </text:list-item>
        <text:list-item>
          <text:p text:style-name="P5">Combine vinegar, salt, and sugar. <text:s/>Warm until salt and sugar have fully dissolved.</text:p>
        </text:list-item>
        <text:list-item>
          <text:p text:style-name="P5">Remove from heat and return to room temperature.</text:p>
        </text:list-item>
        <text:list-item>
          <text:p text:style-name="P5">Pack allspice, peppercorns, and onions into a canning jar.</text:p>
        </text:list-item>
        <text:list-item>
          <text:p text:style-name="P5">Pour vinegar mixture over the top.</text:p>
        </text:list-item>
        <text:list-item>
          <text:p text:style-name="P5">Add enough water to fill the jar.</text:p>
        </text:list-item>
        <text:list-item>
          <text:p text:style-name="P5">Screw on a lid and let sit, in the refrigerator, for 3 days.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10-22T10:27:49.618829200</dc:date>
    <meta:editing-duration>P1DT1H47M47S</meta:editing-duration>
    <meta:editing-cycles>11</meta:editing-cycles>
    <meta:generator>LibreOffice/6.4.7.2$Linux_X86_64 LibreOffice_project/40$Build-2</meta:generator>
    <meta:print-date>2022-10-21T09:33:40.628473214</meta:print-date>
    <meta:document-statistic meta:table-count="0" meta:image-count="0" meta:object-count="0" meta:page-count="1" meta:paragraph-count="14" meta:word-count="108" meta:character-count="562" meta:non-whitespace-character-count="462"/>
  </office:meta>
</office:document-meta>
</file>